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8101" officeooo:paragraph-rsid="00228101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officeooo:rsid="00228101" officeooo:paragraph-rsid="00228101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20fd7e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officeooo:rsid="002541e3" officeooo:paragraph-rsid="002541e3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8101" style:font-name-asian="Liberation Mono" style:font-size-asian="22pt" style:font-name-complex="Liberation Mono" style:font-size-complex="22pt"/>
    </style:style>
    <style:style style:name="T6" style:family="text">
      <style:text-properties fo:font-size="36pt" officeooo:rsid="0017fe9d" style:font-size-asian="36pt" style:font-size-complex="36pt"/>
    </style:style>
    <style:style style:name="T7" style:family="text">
      <style:text-properties fo:font-size="36pt" officeooo:rsid="00228101" style:font-size-asian="36pt" style:font-size-complex="36pt"/>
    </style:style>
    <style:style style:name="T8" style:family="text">
      <style:text-properties fo:font-size="36pt" officeooo:rsid="002541e3" style:font-size-asian="36pt" style:font-size-complex="36pt"/>
    </style:style>
    <style:style style:name="T9" style:family="text">
      <style:text-properties fo:font-size="22pt" officeooo:rsid="0017fe9d" style:font-size-asian="22pt" style:font-size-complex="22pt"/>
    </style:style>
    <style:style style:name="T10" style:family="text">
      <style:text-properties fo:font-size="22pt" officeooo:rsid="00228101" style:font-size-asian="22pt" style:font-size-complex="22pt"/>
    </style:style>
    <style:style style:name="T11" style:family="text">
      <style:text-properties officeooo:rsid="001a4282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officeooo:rsid="00254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Raitt</text:span><text:span text:style-name="T7"> – </text:span><text:span text:style-name="T8">Everywhere I Go</text:span></text:p>
      <text:p text:style-name="P6"><text:span text:style-name="T9">Original key: </text:span><text:span text:style-name="T10">D</text:span><text:span text:style-name="T9"> <text:s text:c="3"/>Us: Same</text:span></text:p>
      <text:p text:style-name="P1"/>
      <text:p text:style-name="P8"><text:span text:style-name="T3">Starts with Chorus</text:span></text:p>
      <text:p text:style-name="P8"><text:span text:style-name="T3">[CHORUS]</text:span></text:p>
      <text:p text:style-name="P8"><text:span text:style-name="T3">D G | A [4x]</text:span></text:p>
      <text:p text:style-name="P8"><text:span text:style-name="T3"/></text:p>
      <text:p text:style-name="P8"><text:span text:style-name="T3">[VERSE]</text:span></text:p>
      <text:p text:style-name="P8"><text:span text:style-name="T3">D G | A [2x]</text:span></text:p>
      <text:p text:style-name="P8"><text:span text:style-name="T3">F# | bm | G | D/A A</text:span></text:p>
      <text:p text:style-name="P8"><text:span text:style-name="T3"/></text:p>
      <text:p text:style-name="P8"><text:span text:style-name="T3">Verse 2 is mumbled, no chords</text:span></text:p>
      <text:p text:style-name="P8"><text:span text:style-name="T3">Solo after verse 2</text:span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6-18T21:42:48.976613200</dc:date>
    <meta:editing-duration>PT2H2M32S</meta:editing-duration>
    <meta:editing-cycles>24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0" meta:word-count="42" meta:character-count="173" meta:non-whitespace-character-count="137"/>
  </office:meta>
</office:document-meta>
</file>